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officeooo:rsid="001adec5" officeooo:paragraph-rsid="001adec5"/>
    </style:style>
    <style:style style:name="P2" style:family="paragraph" style:parent-style-name="Standard">
      <style:paragraph-properties fo:line-height="115%" fo:text-align="justify" style:justify-single-word="false"/>
      <style:text-properties fo:color="#000000" style:font-name="Liberation Serif" fo:font-size="12pt" officeooo:rsid="001adec5" officeooo:paragraph-rsid="001adec5" style:font-size-asian="12pt" style:font-size-complex="12pt"/>
    </style:style>
    <style:style style:name="P3" style:family="paragraph" style:parent-style-name="Standard">
      <style:paragraph-properties fo:line-height="115%" fo:text-align="justify" style:justify-single-word="false"/>
      <style:text-properties fo:color="#000000" style:font-name="Liberation Serif" fo:font-size="12pt" officeooo:rsid="001d42c6" officeooo:paragraph-rsid="001f8553" style:font-size-asian="12pt" style:font-size-complex="12pt"/>
    </style:style>
    <style:style style:name="P4" style:family="paragraph" style:parent-style-name="Standard">
      <style:paragraph-properties fo:line-height="115%" fo:text-align="justify" style:justify-single-word="false"/>
      <style:text-properties fo:color="#000000" style:font-name="Liberation Serif" fo:font-size="12pt" officeooo:rsid="001f8553" officeooo:paragraph-rsid="001f8553" style:font-size-asian="12pt" style:font-size-complex="12pt"/>
    </style:style>
    <style:style style:name="P5" style:family="paragraph" style:parent-style-name="Standard">
      <style:paragraph-properties fo:line-height="115%" fo:text-align="justify" style:justify-single-word="false"/>
      <style:text-properties fo:color="#000000" style:font-name="Liberation Serif" fo:font-size="12pt" fo:font-weight="normal" officeooo:rsid="001f8553" officeooo:paragraph-rsid="001f855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15%" fo:text-align="center" style:justify-single-word="false"/>
      <style:text-properties fo:color="#000000" style:font-name="Liberation Serif" fo:font-size="18pt" fo:font-weight="bold" officeooo:rsid="001adec5" officeooo:paragraph-rsid="001adec5" style:font-size-asian="18pt" style:font-weight-asian="bold" style:font-size-complex="18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fo:color="#000000" style:font-name="Liberation Serif" fo:font-size="18pt" fo:font-weight="bold" officeooo:rsid="001e90e8" officeooo:paragraph-rsid="001e90e8" style:font-size-asian="18pt" style:font-weight-asian="bold" style:font-size-complex="18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fo:color="#000000" style:font-name="Liberation Serif" fo:font-size="18pt" fo:font-weight="bold" officeooo:rsid="001f8553" officeooo:paragraph-rsid="001f8553" style:font-size-asian="18pt" style:font-weight-asian="bold" style:font-size-complex="18pt" style:font-weight-complex="bold"/>
    </style:style>
    <style:style style:name="P9" style:family="paragraph" style:parent-style-name="Standard">
      <style:paragraph-properties style:line-height-at-least="0.198in" fo:text-align="justify" style:justify-single-word="false"/>
      <style:text-properties fo:color="#000000" style:font-name="Droid Sans Mono" fo:font-size="10.5pt" fo:font-weight="normal" officeooo:rsid="001f8553" officeooo:paragraph-rsid="001f8553" fo:background-color="transparent" style:font-size-asian="18pt" style:font-weight-asian="bold" style:font-size-complex="18pt" style:font-weight-complex="bold"/>
    </style:style>
    <style:style style:name="P10" style:family="paragraph" style:parent-style-name="Standard">
      <style:paragraph-properties style:line-height-at-least="0.198in"/>
      <style:text-properties fo:color="#000000" style:font-name="Droid Sans Mono" fo:font-size="10.5pt" fo:font-weight="normal" officeooo:paragraph-rsid="001f8553" fo:background-color="transparent"/>
    </style:style>
    <style:style style:name="P11" style:family="paragraph" style:parent-style-name="Standard">
      <style:paragraph-properties style:line-height-at-least="0.198in"/>
      <style:text-properties fo:color="#000000" officeooo:paragraph-rsid="001f8553" fo:background-color="transparent"/>
    </style:style>
    <style:style style:name="P12" style:family="paragraph" style:parent-style-name="Standard" style:list-style-name="L1">
      <style:paragraph-properties fo:line-height="115%" fo:text-align="justify" style:justify-single-word="false"/>
      <style:text-properties fo:color="#000000" style:font-name="Liberation Serif" fo:font-size="12pt" officeooo:rsid="001adec5" officeooo:paragraph-rsid="001adec5" style:font-size-asian="12pt" style:font-size-complex="12pt"/>
    </style:style>
    <style:style style:name="P13" style:family="paragraph" style:parent-style-name="Standard" style:list-style-name="L2">
      <style:paragraph-properties fo:line-height="115%" fo:text-align="justify" style:justify-single-word="false"/>
      <style:text-properties fo:color="#000000" style:font-name="Liberation Serif" fo:font-size="12pt" officeooo:rsid="001adec5" officeooo:paragraph-rsid="001adec5" style:font-size-asian="12pt" style:font-size-complex="12pt"/>
    </style:style>
    <style:style style:name="P14" style:family="paragraph" style:parent-style-name="Standard" style:list-style-name="L3">
      <style:paragraph-properties fo:line-height="115%" fo:text-align="justify" style:justify-single-word="false"/>
      <style:text-properties fo:color="#000000" style:font-name="Liberation Serif" fo:font-size="12pt" officeooo:rsid="001adec5" officeooo:paragraph-rsid="001adec5" style:font-size-asian="12pt" style:font-size-complex="12pt"/>
    </style:style>
    <style:style style:name="P15" style:family="paragraph" style:parent-style-name="Standard" style:list-style-name="L3">
      <style:paragraph-properties fo:line-height="115%" fo:text-align="justify" style:justify-single-word="false"/>
      <style:text-properties fo:color="#000000" style:font-name="Liberation Serif" fo:font-size="12pt" officeooo:rsid="001adec5" officeooo:paragraph-rsid="0023bf5d" style:font-size-asian="12pt" style:font-size-complex="12pt"/>
    </style:style>
    <style:style style:name="P16" style:family="paragraph" style:parent-style-name="Standard" style:list-style-name="L3">
      <style:paragraph-properties fo:line-height="115%" fo:text-align="justify" style:justify-single-word="false"/>
      <style:text-properties fo:color="#000000" style:font-name="Liberation Serif" fo:font-size="12pt" officeooo:rsid="001b0d1d" officeooo:paragraph-rsid="0023bf5d" style:font-size-asian="12pt" style:font-size-complex="12pt"/>
    </style:style>
    <style:style style:name="P17" style:family="paragraph" style:parent-style-name="Standard" style:list-style-name="L3">
      <style:paragraph-properties fo:line-height="115%" fo:text-align="justify" style:justify-single-word="false"/>
      <style:text-properties fo:color="#000000" style:font-name="Liberation Serif" fo:font-size="12pt" officeooo:paragraph-rsid="001adec5" style:font-size-asian="12pt" style:font-size-complex="12pt"/>
    </style:style>
    <style:style style:name="P18" style:family="paragraph" style:parent-style-name="Standard" style:list-style-name="L3">
      <style:paragraph-properties fo:line-height="115%" fo:text-align="justify" style:justify-single-word="false"/>
      <style:text-properties fo:color="#000000" style:font-name="Liberation Serif" fo:font-size="12pt" officeooo:paragraph-rsid="0023bf5d" style:font-size-asian="12pt" style:font-size-complex="12pt"/>
    </style:style>
    <style:style style:name="P19" style:family="paragraph" style:parent-style-name="Standard">
      <style:paragraph-properties fo:line-height="115%" fo:text-align="justify" style:justify-single-word="false"/>
      <style:text-properties fo:color="#000000" style:font-name="Liberation Serif" fo:font-size="12pt" officeooo:rsid="0023bf5d" officeooo:paragraph-rsid="0023bf5d" style:font-size-asian="12pt" style:font-size-complex="12pt"/>
    </style:style>
    <style:style style:name="P20" style:family="paragraph" style:parent-style-name="Standard" style:list-style-name="L5">
      <style:paragraph-properties fo:line-height="115%" fo:text-align="justify" style:justify-single-word="false"/>
      <style:text-properties fo:color="#000000" style:font-name="Liberation Serif" fo:font-size="12pt" officeooo:rsid="0023bf5d" officeooo:paragraph-rsid="0023bf5d" style:font-size-asian="12pt" style:font-size-complex="12pt"/>
    </style:style>
    <style:style style:name="P21" style:family="paragraph" style:parent-style-name="Standard">
      <style:paragraph-properties fo:line-height="115%" fo:text-align="justify" style:justify-single-word="false"/>
      <style:text-properties fo:color="#000000" style:font-name="Liberation Serif" fo:font-size="12pt" officeooo:rsid="001f8553" officeooo:paragraph-rsid="001f8553" style:font-size-asian="12pt" style:font-size-complex="12pt"/>
    </style:style>
    <style:style style:name="P22" style:family="paragraph" style:parent-style-name="Standard" style:list-style-name="L4">
      <style:paragraph-properties fo:line-height="115%" fo:text-align="justify" style:justify-single-word="false"/>
      <style:text-properties fo:color="#000000" style:font-name="Liberation Serif" fo:font-size="12pt" fo:font-weight="normal" officeooo:rsid="001f8553" officeooo:paragraph-rsid="001f855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style:line-height-at-least="0.198in" fo:text-align="justify" style:justify-single-word="false"/>
      <style:text-properties fo:color="#000000" style:font-name="Droid Sans Mono" fo:font-size="10.5pt" fo:font-weight="normal" officeooo:rsid="001f8553" officeooo:paragraph-rsid="001f8553" fo:background-color="transparent" style:font-size-asian="18pt" style:font-weight-asian="bold" style:font-size-complex="18pt" style:font-weight-complex="bold"/>
    </style:style>
    <style:style style:name="P24" style:family="paragraph" style:parent-style-name="Standard" style:list-style-name="L5">
      <style:paragraph-properties fo:line-height="115%" fo:text-align="justify" style:justify-single-word="false"/>
      <style:text-properties officeooo:paragraph-rsid="0023bf5d"/>
    </style:style>
    <style:style style:name="P25" style:family="paragraph" style:parent-style-name="Standard" style:list-style-name="L3">
      <style:paragraph-properties fo:line-height="115%" fo:text-align="justify" style:justify-single-word="false"/>
      <style:text-properties officeooo:rsid="001adec5" officeooo:paragraph-rsid="001adec5"/>
    </style:style>
    <style:style style:name="P26" style:family="paragraph" style:parent-style-name="Standard" style:list-style-name="L5">
      <style:paragraph-properties fo:line-height="115%" fo:text-align="justify" style:justify-single-word="false"/>
      <style:text-properties officeooo:rsid="0023bf5d" officeooo:paragraph-rsid="0023bf5d"/>
    </style:style>
    <style:style style:name="P27" style:family="paragraph" style:parent-style-name="Standard">
      <style:paragraph-properties fo:line-height="115%" fo:text-align="justify" style:justify-single-word="false" fo:break-before="page"/>
      <style:text-properties fo:color="#000000" style:font-name="Liberation Serif" fo:font-size="12pt" officeooo:rsid="001f8553" officeooo:paragraph-rsid="001f8553" style:font-size-asian="12pt" style:font-size-complex="12pt"/>
    </style:style>
    <style:style style:name="T1" style:family="text">
      <style:text-properties officeooo:rsid="001adec5"/>
    </style:style>
    <style:style style:name="T2" style:family="text">
      <style:text-properties officeooo:rsid="001b0d1d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1b0d1d"/>
    </style:style>
    <style:style style:name="T5" style:family="text">
      <style:text-properties fo:color="#000000" style:font-name="Liberation Serif" fo:font-size="12pt" style:font-size-asian="12pt" style:font-size-complex="12pt"/>
    </style:style>
    <style:style style:name="T6" style:family="text">
      <style:text-properties fo:color="#000000" style:font-name="Liberation Serif" fo:font-size="12pt" officeooo:rsid="001adec5" style:font-size-asian="12pt" style:font-size-complex="12pt"/>
    </style:style>
    <style:style style:name="T7" style:family="text">
      <style:text-properties fo:color="#000000" style:font-name="Liberation Serif" fo:font-size="12pt" officeooo:rsid="0023bf5d" style:font-size-asian="12pt" style:font-size-complex="12pt"/>
    </style:style>
    <style:style style:name="T8" style:family="text">
      <style:text-properties officeooo:rsid="001f855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ssignment API Documentation</text:p>
      <text:p text:style-name="P2"/>
      <text:p text:style-name="P2"/>
      <text:p text:style-name="P1"><text:span text:style-name="T5">Base URL = </text:span><text:a xlink:type="simple" xlink:href="http://localhost:8585/" text:style-name="Internet_20_link" text:visited-style-name="Visited_20_Internet_20_Link">http://localhost:8585/</text:a></text:p>
      <text:p text:style-name="P2"/>
      <text:p text:style-name="P2">Auth API</text:p>
      <text:list xml:id="list3255330153" text:style-name="L1">
        <text:list-item>
          <text:p text:style-name="P12">Get Token [GET]</text:p>
          <text:p text:style-name="P12">- Endpoint to generate access and refresh token, for security.</text:p>
        </text:list-item>
        <text:list-item>
          <text:p text:style-name="P12">Get Version [GET]</text:p>
          <text:p text:style-name="P12">- Endpoint to get the version of application <text:span text:style-name="T8">and the operating system (android/ios)</text:span>.</text:p>
        </text:list-item>
        <text:list-item>
          <text:p text:style-name="P12">Refresh Token [GET]</text:p>
          <text:p text:style-name="P12">-Endpoint to regenerate token, if token already expired. <text:span text:style-name="T8">Because access token will be expired every 24 hour</text:span></text:p>
        </text:list-item>
        <text:list-item>
          <text:p text:style-name="P12">Login [POST]</text:p>
          <text:p text:style-name="P12">- Login <text:span text:style-name="T8">using </text:span>phone number and <text:span text:style-name="T8">password that user registered earlier</text:span></text:p>
        </text:list-item>
        <text:list-item>
          <text:p text:style-name="P12">Register <text:span text:style-name="T2">[POST]</text:span></text:p>
          <text:p text:style-name="P12">- Register with phone number, email, <text:span text:style-name="T2">username, and password</text:span></text:p>
        </text:list-item>
        <text:list-item>
          <text:p text:style-name="P12">Logou<text:span text:style-name="T2">t [POST]</text:span></text:p>
          <text:p text:style-name="P12">- <text:span text:style-name="T2">Ending your session, and make access and refresh token expired</text:span></text:p>
        </text:list-item>
      </text:list>
      <text:p text:style-name="P19"/>
      <text:p text:style-name="P19">To Do API</text:p>
      <text:list xml:id="list2816007975" text:style-name="L5">
        <text:list-item>
          <text:p text:style-name="P24"><text:span text:style-name="T6">Add </text:span><text:span text:style-name="T7">user task</text:span></text:p>
        </text:list-item>
        <text:list-item>
          <text:p text:style-name="P26"><text:span text:style-name="T5">Add multiple task</text:span></text:p>
        </text:list-item>
        <text:list-item>
          <text:p text:style-name="P26"><text:span text:style-name="T5">Update user task</text:span></text:p>
        </text:list-item>
        <text:list-item>
          <text:p text:style-name="P26"><text:span text:style-name="T5">Get all user task with query location and time</text:span></text:p>
        </text:list-item>
        <text:list-item>
          <text:p text:style-name="P26"><text:span text:style-name="T5">Get spesific user task</text:span></text:p>
        </text:list-item>
        <text:list-item>
          <text:p text:style-name="P20">Delete task</text:p>
        </text:list-item>
      </text:list>
      <text:p text:style-name="P19"/>
      <text:p text:style-name="P2">Profile API</text:p>
      <text:list xml:id="list2069098379" text:style-name="L2">
        <text:list-item>
          <text:p text:style-name="P13">Get Profile <text:span text:style-name="T2">[GET]</text:span></text:p>
        </text:list-item>
        <text:list-item>
          <text:p text:style-name="P13">Edit Profile <text:span text:style-name="T2">[PUT]</text:span></text:p>
        </text:list-item>
      </text:list>
      <text:p text:style-name="P2"/>
      <text:p text:style-name="P2">Data API</text:p>
      <text:list xml:id="list3432438719" text:style-name="L3">
        <text:list-item>
          <text:p text:style-name="P14">Add Password Data</text:p>
        </text:list-item>
        <text:list-item>
          <text:p text:style-name="P14">Get Password Data</text:p>
        </text:list-item>
        <text:list-item>
          <text:p text:style-name="P14">Get All Password Data</text:p>
        </text:list-item>
        <text:list-item>
          <text:p text:style-name="P17"><text:span text:style-name="T1">Get Paging Password Data</text:span></text:p>
        </text:list-item>
        <text:list-item>
          <text:p text:style-name="P14">Edit Password Data</text:p>
        </text:list-item>
        <text:list-item>
          <text:p text:style-name="P14">Delete Password Data [hard]</text:p>
        </text:list-item>
        <text:list-item>
          <text:p text:style-name="P25"><text:span text:style-name="T5">Delete Password Data [soft]</text:span></text:p>
        </text:list-item>
      </text:list>
      <text:p text:style-name="P4"/>
      <text:p text:style-name="P4"/>
      <text:p text:style-name="P27"/>
      <text:p text:style-name="P7">Flow</text:p>
      <text:list xml:id="list1796446664" text:style-name="L4">
        <text:list-item>
          <text:p text:style-name="P22">If all the settings in the Readme.md file have been read and done, we can try the Assignment API in Postman</text:p>
        </text:list-item>
        <text:list-item>
          <text:p text:style-name="P22">get access and refresh the token from the endpoint and place it in the column provided in the "quick look environment" in postman</text:p>
        </text:list-item>
        <text:list-item>
          <text:p text:style-name="P22">After that, fill in all available fields with available data, such as "platform" and "app-version" which can be obtained from the endpoint get version, and "secret key" in the config.json file in the config folder</text:p>
        </text:list-item>
        <text:list-item>
          <text:p text:style-name="P22">Then try to register / login first to try another endpoint</text:p>
          <text:p text:style-name="P22"/>
        </text:list-item>
      </text:list>
      <text:p text:style-name="P5"/>
      <text:p text:style-name="P8">Error Code</text:p>
      <text:p text:style-name="P3">Error Code</text:p>
      <text:p text:style-name="P10">{"success": "Success"},</text:p>
      <text:p text:style-name="P10">{"err001": "Oops sorry, something went wrong!"},</text:p>
      <text:p text:style-name="P11"/>
      <text:p text:style-name="P10">{"tst001": "Invalid Test ID."},</text:p>
      <text:p text:style-name="P10">{"tst002": "Required Test Name."},</text:p>
      <text:p text:style-name="P10">{"tst003": "Success Delete Test ID: %s."},</text:p>
      <text:p text:style-name="P11"/>
      <text:p text:style-name="P10">{"dbins001": "Insert Query Error! Data should be an object."},</text:p>
      <text:p text:style-name="P10">{"dbins002": "Insert Query Error! Please provide data."},</text:p>
      <text:p text:style-name="P11"/>
      <text:p text:style-name="P10">{"dbupd001": "Update Query Error! Data should be an object."},</text:p>
      <text:p text:style-name="P10">{"dbupd002": "Update Query Error! Please provide where condition."},</text:p>
      <text:p text:style-name="P10">{"dbupd003": "Update Query Error! Please provide cond &amp; bind."},</text:p>
      <text:p text:style-name="P10">{"dbupd004": "Update Query Error! Please provide where condition."},</text:p>
      <text:p text:style-name="P10">{"dbupd005": "Update Query Error! Please provide data."},</text:p>
      <text:p text:style-name="P11"/>
      <text:p text:style-name="P10">{"dbdel001": "Delete Query Error! Please provide where condition."},</text:p>
      <text:p text:style-name="P10">{"dbdel002": "Delete Query Error! Please provide cond &amp; bind."},</text:p>
      <text:p text:style-name="P10">{"dbdel003": "Delete Query Error! Please provide where condition."},</text:p>
      <text:p text:style-name="P11"/>
      <text:p text:style-name="P10">{"auth001": "Device ID is required."},</text:p>
      <text:p text:style-name="P10">{"auth002": "An SMS with the code has been sent to %s."},</text:p>
      <text:p text:style-name="P10">{"auth004": "Please wait for 2 minutes before you try again."},</text:p>
      <text:p text:style-name="P10">{"auth005": "Secret Key is required."},</text:p>
      <text:p text:style-name="P10">{"auth006": "Invalid Secret Key."},</text:p>
      <text:p text:style-name="P10">{"auth007": "Your access token is invalid or already expired."},</text:p>
      <text:p text:style-name="P10">{"auth008": "Your refresh token is invalid, please relogin."},</text:p>
      <text:p text:style-name="P10">{"auth009": "You are not authorized to access this page."},</text:p>
      <text:p text:style-name="P10">{"auth010": "Your account has been disabled, for more information please contact our customer service."},</text:p>
      <text:p text:style-name="P10">{"auth011": "Verification code you entered is invalid or already expired."},</text:p>
      <text:p text:style-name="P10">{"auth012": "You are already logged in."},</text:p>
      <text:p text:style-name="P10">{"auth013": "Your phone is not registered."},</text:p>
      <text:p text:style-name="P10">{"auth014": "User not found, please re-login."},</text:p>
      <text:p text:style-name="P10"><text:soft-page-break/>{"auth015": "Platform is required."},</text:p>
      <text:p text:style-name="P10">{"auth016": "Phone number is already registered."},</text:p>
      <text:p text:style-name="P10">{"auth017": "Version not found."},</text:p>
      <text:p text:style-name="P10">{"auth018": "This version is deprecated."},</text:p>
      <text:p text:style-name="P10">{"auth019": "Sorry, we couldn't send an SMS to your phone. Please ensure that you are input a valid phone number."},</text:p>
      <text:p text:style-name="P10">{"auth020": "Platform not found."},</text:p>
      <text:p text:style-name="P10">{"auth021": "User is inactive."},</text:p>
      <text:p text:style-name="P10">{"auth022": "Sorry, we have problem when trying to log you in."},</text:p>
      <text:p text:style-name="P10">{"auth023": "Invalid password"},</text:p>
      <text:p text:style-name="P11"/>
      <text:p text:style-name="P10">{"usr001": "The phone number you entered is invalid."},</text:p>
      <text:p text:style-name="P10">{"usr002": "Full name is required."},</text:p>
      <text:p text:style-name="P10">{"usr003": "Email Address is required."},</text:p>
      <text:p text:style-name="P10">{"usr004": "Invalid Email Address."},</text:p>
      <text:p text:style-name="P10">{"usr005": "Email Address is already registered."},</text:p>
      <text:p text:style-name="P10">{"usr006": "Invalid User ID."},</text:p>
      <text:p text:style-name="P10">{"usr007": "Profile not found."},</text:p>
      <text:p text:style-name="P10">{"usr008": "Invalid Referral Code."},</text:p>
      <text:p text:style-name="P10">{"usr010": "Your email has verified"},</text:p>
      <text:p text:style-name="P10">{"usr011": "Email has been used"},</text:p>
      <text:p text:style-name="P10">{"usr012": "Email is not verified"},</text:p>
      <text:p text:style-name="P10">{"usr013": "Phone number is required."},</text:p>
      <text:p text:style-name="P10">{"usr014": "Sorry, you have not been registered"},</text:p>
      <text:p text:style-name="P10">{"usr015": "Birthday is not valid."},</text:p>
      <text:p text:style-name="P10">{"usr016": "Gender is not valid."},</text:p>
      <text:p text:style-name="P10">{"usr017": "Sorry, minimum age should be more than 5 years old."},</text:p>
      <text:p text:style-name="P10">{"usr018": "You must have at least 3 character name."},</text:p>
      <text:p text:style-name="P10">{"usr019": "You must choose at least 1 product before apply voucher."},</text:p>
      <text:p text:style-name="P10">{"usr020": "ID Instagram is required"},</text:p>
      <text:p text:style-name="P10">{"usr021": "Color is Required"},</text:p>
      <text:p text:style-name="P10">{"usr022": "Address is required"},</text:p>
      <text:p text:style-name="P11"/>
      <text:p text:style-name="P10">{"udt001": "Account Name is required."},</text:p>
      <text:p text:style-name="P10">{"udt002": "Username is required."},</text:p>
      <text:p text:style-name="P10">{"udt003": "Password is required."},</text:p>
      <text:p text:style-name="P10">{"udt004": "Data not found"},</text:p>
      <text:p text:style-name="P10">{"udt005": "You are not allowed to change this data."},</text:p>
      <text:p text:style-name="P10">{"udt006": "You are not allowed to delete this data."},</text:p>
      <text:p text:style-name="P10">{"udt007": "Data was successfully updated."},</text:p>
      <text:p text:style-name="P10">{"udt008": "Data was successfully deleted."},</text:p>
      <text:p text:style-name="P10">{"udt009": "You must have at least 1 data."},</text:p>
      <text:p text:style-name="P9">{"udt010": "Data already deleted."},</text:p>
      <text:p text:style-name="P9"/>
      <text:p text:style-name="P9"><text:s text:c="4"/>{"task001": "Task ID is required."},</text:p>
      <text:p text:style-name="P9"><text:s text:c="4"/>{"task002": "Description is required."},</text:p>
      <text:p text:style-name="P9"><text:s text:c="4"/>{"task003": "Location is required."},</text:p>
      <text:p text:style-name="P9"><text:s text:c="4"/>{"task004": "Data not found"},</text:p>
      <text:p text:style-name="P9"><text:s text:c="4"/>{"task005": "You are not allowed to change this data."},</text:p>
      <text:p text:style-name="P9"><text:s text:c="4"/>{"task006": "You are not allowed to delete this data."},</text:p>
      <text:p text:style-name="P9"><text:s text:c="4"/>{"task007": "Data was successfully updated."},</text:p>
      <text:p text:style-name="P9"><text:soft-page-break/><text:s text:c="4"/>{"task008": "Data was successfully deleted."},</text:p>
      <text:p text:style-name="P9"><text:s text:c="4"/>{"task009": "You must have at least 1 data."},</text:p>
      <text:p text:style-name="P9"><text:s text:c="4"/>{"task010": "Data already deleted."},</text:p>
      <text:p text:style-name="P9"><text:s text:c="4"/>{"task011": "Start at is required."},</text:p>
      <text:p text:style-name="P9"><text:s text:c="4"/>{"task012": "End at is required."},</text:p>
      <text:p text:style-name="P9"><text:s text:c="4"/>{"task013": "the specified time must be greater than the current time (Start at &gt; Now)"},</text:p>
      <text:p text:style-name="P9"><text:s text:c="4"/>{"task014": "the specified time must be greater than the current time (End at &gt; Start at)"},</text:p>
      <text:p text:style-name="P9"><text:s text:c="4"/>{"task015": "there is an existing task in the same time"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11:51:47.004772424</meta:creation-date>
    <dc:date>2020-08-18T15:44:34.837169164</dc:date>
    <meta:editing-duration>PT23M57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4" meta:paragraph-count="123" meta:word-count="831" meta:character-count="5630" meta:non-whitespace-character-count="4887"/>
  </office:meta>
</office:document-meta>
</file>